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5304" officeooo:paragraph-rsid="00095304"/>
    </style:style>
    <style:style style:name="P2" style:family="paragraph" style:parent-style-name="Standard">
      <style:text-properties officeooo:rsid="00095304" officeooo:paragraph-rsid="000f1f53"/>
    </style:style>
    <style:style style:name="P3" style:family="paragraph" style:parent-style-name="Standard">
      <style:text-properties officeooo:rsid="0009d051" officeooo:paragraph-rsid="0009d051"/>
    </style:style>
    <style:style style:name="P4" style:family="paragraph" style:parent-style-name="Standard">
      <style:text-properties officeooo:rsid="000abc5c" officeooo:paragraph-rsid="000abc5c"/>
    </style:style>
    <style:style style:name="P5" style:family="paragraph" style:parent-style-name="Standard">
      <style:text-properties officeooo:rsid="000abc5c" officeooo:paragraph-rsid="000bd53a"/>
    </style:style>
    <style:style style:name="P6" style:family="paragraph" style:parent-style-name="Standard">
      <style:text-properties officeooo:rsid="000abc5c" officeooo:paragraph-rsid="000f1f53"/>
    </style:style>
    <style:style style:name="P7" style:family="paragraph" style:parent-style-name="Standard">
      <style:text-properties officeooo:rsid="000f1f53" officeooo:paragraph-rsid="000f1f53"/>
    </style:style>
    <style:style style:name="P8" style:family="paragraph" style:parent-style-name="Standard">
      <style:text-properties officeooo:rsid="00116ec0" officeooo:paragraph-rsid="00116ec0"/>
    </style:style>
    <style:style style:name="P9" style:family="paragraph" style:parent-style-name="Standard">
      <style:text-properties officeooo:rsid="0011bbbb" officeooo:paragraph-rsid="0011bbbb"/>
    </style:style>
    <style:style style:name="P10" style:family="paragraph" style:parent-style-name="Standard">
      <style:text-properties officeooo:rsid="0011d07f" officeooo:paragraph-rsid="0011d07f"/>
    </style:style>
    <style:style style:name="P11" style:family="paragraph" style:parent-style-name="Standard">
      <style:paragraph-properties fo:text-align="start" style:justify-single-word="false"/>
      <style:text-properties officeooo:rsid="0011d07f" officeooo:paragraph-rsid="0011d07f"/>
    </style:style>
    <style:style style:name="P12" style:family="paragraph" style:parent-style-name="Standard">
      <style:paragraph-properties fo:text-align="start" style:justify-single-word="false"/>
      <style:text-properties officeooo:rsid="00127355" officeooo:paragraph-rsid="00127355"/>
    </style:style>
    <style:style style:name="P13" style:family="paragraph" style:parent-style-name="Standard">
      <style:paragraph-properties fo:text-align="start" style:justify-single-word="false"/>
      <style:text-properties officeooo:rsid="00134121" officeooo:paragraph-rsid="00134121"/>
    </style:style>
    <style:style style:name="P14" style:family="paragraph" style:parent-style-name="Standard">
      <style:paragraph-properties fo:text-align="start" style:justify-single-word="false"/>
      <style:text-properties officeooo:rsid="00138413" officeooo:paragraph-rsid="00138413"/>
    </style:style>
    <style:style style:name="P15" style:family="paragraph" style:parent-style-name="Table_20_Contents">
      <style:paragraph-properties fo:text-align="center" style:justify-single-word="false"/>
      <style:text-properties officeooo:rsid="0008380b" officeooo:paragraph-rsid="0008380b"/>
    </style:style>
    <style:style style:name="P16" style:family="paragraph" style:parent-style-name="Table_20_Contents">
      <style:paragraph-properties fo:text-align="center" style:justify-single-word="false"/>
      <style:text-properties officeooo:rsid="000a25df" officeooo:paragraph-rsid="000a25df"/>
    </style:style>
    <style:style style:name="T1" style:family="text">
      <style:text-properties officeooo:rsid="00095304"/>
    </style:style>
    <style:style style:name="T2" style:family="text">
      <style:text-properties officeooo:rsid="000abc5c"/>
    </style:style>
    <style:style style:name="T3" style:family="text">
      <style:text-properties officeooo:rsid="000bd53a"/>
    </style:style>
    <style:style style:name="T4" style:family="text">
      <style:text-properties officeooo:rsid="000d2d08"/>
    </style:style>
    <style:style style:name="T5" style:family="text">
      <style:text-properties officeooo:rsid="000f1f53"/>
    </style:style>
    <style:style style:name="T6" style:family="text">
      <style:text-properties officeooo:rsid="000fca9e"/>
    </style:style>
    <style:style style:name="T7" style:family="text">
      <style:text-properties officeooo:rsid="00116ec0"/>
    </style:style>
    <style:style style:name="T8" style:family="text">
      <style:text-properties officeooo:rsid="0011bbb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d07f" style:font-weight-asian="normal" style:font-weight-complex="normal"/>
    </style:style>
    <style:style style:name="T12" style:family="text">
      <style:text-properties officeooo:rsid="00127355"/>
    </style:style>
    <style:style style:name="T13" style:family="text">
      <style:text-properties officeooo:rsid="00134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ers are prefixed with an R to make the code more human-readable.</text:p>
      <text:p text:style-name="P1"/>
      <text:p text:style-name="P1">The mnemonics and opcodes in order:</text:p>
      <text:p text:style-name="P1"/>
      <text:p text:style-name="P1">ADD<text:tab/><text:tab/>0x0</text:p>
      <text:p text:style-name="P1">ADC<text:tab/><text:tab/>0x1</text:p>
      <text:p text:style-name="P1">SUB<text:tab/><text:tab/>0x2</text:p>
      <text:p text:style-name="P1">SBC<text:tab/><text:tab/>0x3</text:p>
      <text:p text:style-name="P1">LSH<text:tab/><text:tab/>0x4</text:p>
      <text:p text:style-name="P1">LSC<text:tab/><text:tab/>0x5</text:p>
      <text:p text:style-name="P1">RSH<text:tab/><text:tab/>0x6</text:p>
      <text:p text:style-name="P1">RSC<text:tab/><text:tab/>0x7</text:p>
      <text:p text:style-name="P1">XOR<text:tab/><text:tab/>0x8</text:p>
      <text:p text:style-name="P1">NAND<text:tab/><text:tab/>0x9</text:p>
      <text:p text:style-name="P1">LI<text:tab/><text:tab/>0xA</text:p>
      <text:p text:style-name="P1">MOV<text:tab/><text:tab/>0xB</text:p>
      <text:p text:style-name="P1">JALR<text:tab/><text:tab/>0xC</text:p>
      <text:p text:style-name="P1">BEQ<text:tab/><text:tab/>0xD</text:p>
      <text:p text:style-name="P1">INT<text:tab/><text:tab/>0xE</text:p>
      <text:p text:style-name="P1">RINT<text:tab/><text:tab/>0xF</text:p>
      <text:p text:style-name="P1"/>
      <text:p text:style-name="P1"/>
      <text:p text:style-name="P1"/>
      <text:p text:style-name="P3">The register layout is as follows:</text:p>
      <text:p text:style-name="P1"/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5">32-bit Reg Address</text:p>
          </table:table-cell>
          <table:table-cell table:style-name="Table1.B1" table:number-columns-spanned="4" office:value-type="string">
            <text:p text:style-name="P16">8-bit Reg Address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0x0</text:p>
          </table:table-cell>
          <table:table-cell table:style-name="Table1.A2" office:value-type="string">
            <text:p text:style-name="P16">0x0</text:p>
          </table:table-cell>
          <table:table-cell table:style-name="Table1.A2" office:value-type="string">
            <text:p text:style-name="P16">0x1</text:p>
          </table:table-cell>
          <table:table-cell table:style-name="Table1.A2" office:value-type="string">
            <text:p text:style-name="P16">0x2</text:p>
          </table:table-cell>
          <table:table-cell table:style-name="Table1.E2" office:value-type="string">
            <text:p text:style-name="P16">0x3</text:p>
          </table:table-cell>
        </table:table-row>
        <table:table-row>
          <table:table-cell table:style-name="Table1.A2" office:value-type="string">
            <text:p text:style-name="P15">0x1</text:p>
          </table:table-cell>
          <table:table-cell table:style-name="Table1.A2" office:value-type="string">
            <text:p text:style-name="P16">0x4</text:p>
          </table:table-cell>
          <table:table-cell table:style-name="Table1.A2" office:value-type="string">
            <text:p text:style-name="P16">0x5</text:p>
          </table:table-cell>
          <table:table-cell table:style-name="Table1.A2" office:value-type="string">
            <text:p text:style-name="P16">0x6</text:p>
          </table:table-cell>
          <table:table-cell table:style-name="Table1.E2" office:value-type="string">
            <text:p text:style-name="P16">0x7</text:p>
          </table:table-cell>
        </table:table-row>
        <table:table-row>
          <table:table-cell table:style-name="Table1.A2" office:value-type="string">
            <text:p text:style-name="P15">0x2</text:p>
          </table:table-cell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16">0xA</text:p>
          </table:table-cell>
          <table:table-cell table:style-name="Table1.E2" office:value-type="string">
            <text:p text:style-name="P16">0xB</text:p>
          </table:table-cell>
        </table:table-row>
        <table:table-row>
          <table:table-cell table:style-name="Table1.A2" office:value-type="string">
            <text:p text:style-name="P15">0x3</text:p>
          </table:table-cell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16">0xE</text:p>
          </table:table-cell>
          <table:table-cell table:style-name="Table1.E2" office:value-type="string">
            <text:p text:style-name="P16">0xF</text:p>
          </table:table-cell>
        </table:table-row>
      </table:table>
      <text:p text:style-name="P1"/>
      <text:p text:style-name="P1"/>
      <text:p text:style-name="P1"/>
      <text:p text:style-name="P1">ADD &lt;Reg B&gt;, &lt;Reg C&gt;, &lt;Reg A&gt;</text:p>
      <text:p text:style-name="P1"/>
      <text:p text:style-name="P2">Example:</text:p>
      <text:p text:style-name="P2">ADD R3, R6, R4</text:p>
      <text:p text:style-name="P1"/>
      <text:p text:style-name="P1">This adds R6 to R3 <text:span text:style-name="T2">then</text:span> stores the result in R4. If the result is larger than 255, the carry flag is set.</text:p>
      <text:p text:style-name="P1"/>
      <text:p text:style-name="P1"/>
      <text:p text:style-name="P1"><text:span text:style-name="T2">A</text:span>DC &lt;Reg B&gt;, <text:span text:style-name="T2">&lt;Reg C&gt;, &lt;Reg A&gt;</text:span></text:p>
      <text:p text:style-name="P1"/>
      <text:p text:style-name="P6">Example:</text:p>
      <text:p text:style-name="P6"><text:s/>ADC RA, RB, R3</text:p>
      <text:p text:style-name="P4"/>
      <text:p text:style-name="P4"><text:soft-page-break/>This adds RB <text:span text:style-name="T4">and the carry flag</text:span> to RA then stores the result in R3. If the result is larger than 255, the carry flag is set.</text:p>
      <text:p text:style-name="P4">SUB <text:span text:style-name="T1">&lt;Reg B&gt;, </text:span>&lt;Reg C&gt;, &lt;Reg A&gt;</text:p>
      <text:p text:style-name="P4"/>
      <text:p text:style-name="P4">Example: SUB RF, R2, R1</text:p>
      <text:p text:style-name="P4"/>
      <text:p text:style-name="P4">This subtracts R2 from RF and stores the result in R1. <text:span text:style-name="T3">If the result is less than 0, the carry flag is set.</text:span></text:p>
      <text:p text:style-name="P4"/>
      <text:p text:style-name="P4"/>
      <text:p text:style-name="P5">SB<text:span text:style-name="T3">C</text:span> <text:span text:style-name="T1">&lt;Reg B&gt;, </text:span>&lt;Reg C&gt;, &lt;Reg A&gt;</text:p>
      <text:p text:style-name="P5"/>
      <text:p text:style-name="P6">Example: </text:p>
      <text:p text:style-name="P6">S<text:span text:style-name="T5">BC</text:span> RF, R2, R1</text:p>
      <text:p text:style-name="P5"/>
      <text:p text:style-name="P5">This subtracts R2 <text:span text:style-name="T4">and the carry flag</text:span> from RF <text:span text:style-name="T5">then</text:span> stores the result in R1. <text:span text:style-name="T5">If the result is less than 0, the carry flag is set.</text:span></text:p>
      <text:p text:style-name="P5"/>
      <text:p text:style-name="P5"/>
      <text:p text:style-name="P7">LSH &lt;Reg A&gt;</text:p>
      <text:p text:style-name="P7"/>
      <text:p text:style-name="P7">Example: </text:p>
      <text:p text:style-name="P7">LSH RA</text:p>
      <text:p text:style-name="P7"/>
      <text:p text:style-name="P7">This shifts RA left by one bit then stores the result back in RA. <text:span text:style-name="T7">If the MSB is 1, the carry flag is set.</text:span></text:p>
      <text:p text:style-name="P7"/>
      <text:p text:style-name="P7"/>
      <text:p text:style-name="P7">LSC &lt;Reg A&gt;</text:p>
      <text:p text:style-name="P7"/>
      <text:p text:style-name="P7">Example:</text:p>
      <text:p text:style-name="P7">LSC R3</text:p>
      <text:p text:style-name="P7"/>
      <text:p text:style-name="P7">This shifts R3 left by one bit and <text:span text:style-name="T6">ORs the LSB with the carry flag then stores the result back in R3. If the MSB is 1, the carry flag is set.</text:span></text:p>
      <text:p text:style-name="P7"/>
      <text:p text:style-name="P7"/>
      <text:p text:style-name="P8">RSH &lt;Reg A&gt;</text:p>
      <text:p text:style-name="P8"/>
      <text:p text:style-name="P8">Example:</text:p>
      <text:p text:style-name="P8">RSH R7</text:p>
      <text:p text:style-name="P8"/>
      <text:p text:style-name="P8">This shifts R7 right by one bit then stores the result in R7. If the LSB is 1, the carry flag is s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SC &lt;Reg A&gt;</text:p>
      <text:p text:style-name="P8"/>
      <text:p text:style-name="P8">Example:</text:p>
      <text:p text:style-name="P8">RSC R0</text:p>
      <text:p text:style-name="P8"/>
      <text:p text:style-name="P8">This shifts R0 right by one bit and ORs the MSB with the carry flag then stores the result back in R3. <text:span text:style-name="T8">If the LSB is 1, the carry flag is set.</text:span></text:p>
      <text:p text:style-name="P8"/>
      <text:p text:style-name="P8"/>
      <text:p text:style-name="P9">XOR &lt;Reg B&gt;, &lt;Reg C&gt;, &lt;Reg A&gt;</text:p>
      <text:p text:style-name="P9"/>
      <text:p text:style-name="P9">Example:</text:p>
      <text:p text:style-name="P9">XOR RD, R1, R3</text:p>
      <text:p text:style-name="P9"/>
      <text:p text:style-name="P9">This XORs RD with R1 and stores the result in R3.</text:p>
      <text:p text:style-name="P9"/>
      <text:p text:style-name="P9"/>
      <text:p text:style-name="P9">NAND &lt;Reg A&gt;, &lt;Reg C&gt;, &lt;Reg A&gt;</text:p>
      <text:p text:style-name="P9"/>
      <text:p text:style-name="P9">Example:</text:p>
      <text:p text:style-name="P9">NAND <text:s/>R2, R9, RD</text:p>
      <text:p text:style-name="P9"/>
      <text:p text:style-name="P9">This NANDs R2 with R9 and stores the result in RD.</text:p>
      <text:p text:style-name="P9"/>
      <text:p text:style-name="P9"/>
      <text:p text:style-name="P9">LI &lt;IMM&gt;, &lt;Reg A&gt;</text:p>
      <text:p text:style-name="P9"/>
      <text:p text:style-name="P9">Example:</text:p>
      <text:p text:style-name="P9">LI 0xF7, R5</text:p>
      <text:p text:style-name="P9"/>
      <text:p text:style-name="P9">This loads 0xF7 into R5.</text:p>
      <text:p text:style-name="P9"/>
      <text:p text:style-name="P9"/>
      <text:p text:style-name="P9">NOTE: In <text:span text:style-name="T9">all</text:span><text:span text:style-name="T10"> </text:span><text:span text:style-name="T11">MOV operations, Reg A is a 2-bit register address.</text:span></text:p>
      <text:p text:style-name="P9"/>
      <text:p text:style-name="P9">MOVS &lt;Reg C&gt;, &lt;Reg A&gt;, [T|F]</text:p>
      <text:p text:style-name="P9"/>
      <text:p text:style-name="P9">Example:</text:p>
      <text:p text:style-name="P10">MOVS R8, R0, F</text:p>
      <text:p text:style-name="P10"/>
      <text:p text:style-name="P10">This moves the value in R8 to the memory location at the address in 32-bit register R0 and does not increment the value in R0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MOVL &lt;Reg C&gt;, <text:s/>&lt;Reg A&gt;, [T|F]</text:p>
      <text:p text:style-name="P10"/>
      <text:p text:style-name="P10">Example:</text:p>
      <text:p text:style-name="P10">MOVL RA, R3, T</text:p>
      <text:p text:style-name="P10"/>
      <text:p text:style-name="P10">This moves the value in RA to the memory location at the address in 32-bit register R0 and increments the value in R0.</text:p>
      <text:p text:style-name="P10"/>
      <text:p text:style-name="P10"/>
      <text:p text:style-name="P10">MOVR &lt;Reg B&gt;, &lt;Reg C&gt;</text:p>
      <text:p text:style-name="P10"/>
      <text:p text:style-name="P10">Example:</text:p>
      <text:p text:style-name="P10">MOVR R5, R9</text:p>
      <text:p text:style-name="P10"/>
      <text:p text:style-name="P10">This moves the value in R5 to R9.</text:p>
      <text:p text:style-name="P10"/>
      <text:p text:style-name="P10">MOVI &lt;IMM&gt;, &lt;Reg A&gt;</text:p>
      <text:p text:style-name="P10"/>
      <text:p text:style-name="P10">Example:</text:p>
      <text:p text:style-name="P10">MOVI 0x17, R2</text:p>
      <text:p text:style-name="P10"/>
      <text:p text:style-name="P10">This moves the literal 0x17 into the memory location at the address in 32-bit register R2.</text:p>
      <text:p text:style-name="P10"/>
      <text:p text:style-name="P10"/>
      <text:p text:style-name="P11">JALR &lt;Reg D&gt;, &lt;Reg A&gt;</text:p>
      <text:p text:style-name="P11"/>
      <text:p text:style-name="P11">Example:</text:p>
      <text:p text:style-name="P11">JALR R0, R2</text:p>
      <text:p text:style-name="P11"/>
      <text:p text:style-name="P11">This loads the PC into R0 <text:span text:style-name="T12">then</text:span> stores the value in R2 to the PC.</text:p>
      <text:p text:style-name="P11"/>
      <text:p text:style-name="P12">BEQ &lt;Reg B&gt;, &lt;Reg C&gt;, &lt;Reg D&gt;, &lt;Reg A&gt;</text:p>
      <text:p text:style-name="P12"/>
      <text:p text:style-name="P12">Example:</text:p>
      <text:p text:style-name="P12">BEQ R7, RF, R0, R1</text:p>
      <text:p text:style-name="P12"/>
      <text:p text:style-name="P12">This XORs R7 with RF. If the result is 0, the PC is loaded into 32-bit register R1 and the value in the 32-bit register R0 is loaded into the PC. If, however, both registers were R0 then the PC would not be loaded into any register.</text:p>
      <text:p text:style-name="P12"/>
      <text:p text:style-name="P12">INT &lt;Reg A&gt;</text:p>
      <text:p text:style-name="P12"/>
      <text:p text:style-name="P12">Example:</text:p>
      <text:p text:style-name="P12">INT 0x05</text:p>
      <text:p text:style-name="P12"/>
      <text:p text:style-name="P12">This pushes the PC onto the interrupt stack and shifts 0x05 left 8 bits, then ORs it with 0xFFFF0000, and stores the resulting value in the PC. The interrupt <text:span text:style-name="T13">depth</text:span> counter is then incremented.</text:p>
      <text:p text:style-name="P12"/>
      <text:p text:style-name="P12"/>
      <text:p text:style-name="P13"><text:soft-page-break/>RINT</text:p>
      <text:p text:style-name="P13"/>
      <text:p text:style-name="P13">Example:</text:p>
      <text:p text:style-name="P13">RINT</text:p>
      <text:p text:style-name="P13"/>
      <text:p text:style-name="P13">This pops the top value from the interrupt stack into the PC and decrements the interrupt depth counter.</text:p>
      <text:p text:style-name="P13"/>
      <text:p text:style-name="P13"/>
      <text:p text:style-name="P13">The following are not instructions but are assembler directives:</text:p>
      <text:p text:style-name="P13"/>
      <text:p text:style-name="P13">.imm &lt;label&gt;, &lt;IMM&gt;</text:p>
      <text:p text:style-name="P13"/>
      <text:p text:style-name="P13">This tells the assembler to replace all instances of &lt;label&gt; with &lt;IMM&gt; (label being a string of text, IMM being an 8 or 32-bit immediate [also known as “literal”] value).</text:p>
      <text:p text:style-name="P13"/>
      <text:p text:style-name="P13"/>
      <text:p text:style-name="P13">.variable &lt;name&gt;, &lt;address&gt;</text:p>
      <text:p text:style-name="P13"/>
      <text:p text:style-name="P13">This tells the assembler to replace all instances of variable &lt;name&gt; with the address &lt;address&gt; (name being the variable name, address being a 32-bit literal or a label).</text:p>
      <text:p text:style-name="P13"/>
      <text:p text:style-name="P14">&lt;label&gt;:</text:p>
      <text:p text:style-name="P14"/>
      <text:p text:style-name="P14">This tells the assembler to replace all instances of &lt;label&gt; with the address that the label is located at in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39:08.550638158</meta:creation-date>
    <dc:date>2018-01-08T19:40:50.230404773</dc:date>
    <meta:editing-duration>PT22M41S</meta:editing-duration>
    <meta:editing-cycles>4</meta:editing-cycles>
    <meta:generator>LibreOffice/4.3.3.2$Linux_X86_64 LibreOffice_project/430m0$Build-2</meta:generator>
    <meta:document-statistic meta:table-count="1" meta:image-count="0" meta:object-count="0" meta:page-count="5" meta:paragraph-count="124" meta:word-count="789" meta:character-count="3814" meta:non-whitespace-character-count="3128"/>
  </office:meta>
</office:document-meta>
</file>